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aa22" officeooo:paragraph-rsid="0005aa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ya Maheshwari</text:p>
      <text:p text:style-name="P1"><text:a xlink:type="simple" xlink:href="mailto:somya.m2000@gmail.com" text:style-name="Internet_20_link" text:visited-style-name="Visited_20_Internet_20_Link">somya.m2000@gmail.com</text:a></text:p>
      <text:p text:style-name="P1">85274829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8-10-08T19:05:01.719556463</meta:creation-date>
    <dc:date>2018-10-08T19:09:09.304807536</dc:date>
    <dc:creator>user </dc:creator>
    <meta:editing-duration>PT4M8S</meta:editing-duration>
    <meta:editing-cycles>1</meta:editing-cycles>
    <meta:document-statistic meta:table-count="0" meta:image-count="0" meta:object-count="0" meta:page-count="1" meta:paragraph-count="3" meta:word-count="4" meta:character-count="47" meta:non-whitespace-character-count="46"/>
    <meta:generator>LibreOffice/5.0.2.2$Linux_X86_64 LibreOffice_project/00m0$Build-2</meta:generator>
  </office:meta>
</office:document-meta>
</file>